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200000036398DEF0DC.png"/>
  <manifest:file-entry manifest:media-type="image/png" manifest:full-path="Pictures/10000201000001DF0000013C6F7B496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>
      <style:paragraph-properties fo:text-align="center"/>
      <style:text-properties fo:font-size="18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2" svg:width="12.674cm" svg:height="8.362cm" svg:x="0cm" svg:y="0cm">
        <draw:image xlink:href="Pictures/10000201000001DF0000013C6F7B4969.png" xlink:type="simple" xlink:show="embed" xlink:actuate="onLoad">
          <text:p/>
        </draw:image>
      </draw:frame>
      <draw:frame text:anchor-type="page" text:anchor-page-number="0" draw:z-index="2" draw:style-name="gr1" draw:text-style-name="P2" svg:width="8.981cm" svg:height="14.313cm" svg:x="0cm" svg:y="0cm">
        <draw:image xlink:href="Pictures/10000201000002200000036398DEF0DC.png" xlink:type="simple" xlink:show="embed" xlink:actuate="onLoad">
          <text:p/>
        </draw:image>
      </draw:frame>
      <text:p text:style-name="P1"><draw:frame draw:style-name="fr1" text:anchor-type="as-char" svg:width="12.675cm" svg:height="8.363cm" draw:z-index="1"><draw:image xlink:href="Pictures/10000201000001DF0000013C6F7B4969.png" xlink:type="simple" xlink:show="embed" xlink:actuate="onLoad"/></draw:frame><text:bookmark-start text:name="Bookmark"/><draw:frame draw:style-name="fr1" text:anchor-type="as-char" svg:width="8.948cm" svg:height="14.263cm" draw:z-index="3"><draw:image xlink:href="Pictures/10000201000002200000036398DEF0DC.png" xlink:type="simple" xlink:show="embed" xlink:actuate="onLoad"/></draw:frame><text:bookmark-end text:name="Bookmar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ru" style:country-asian="RU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ru" fo:country="RU" style:font-name-asian="Calibri1" style:font-size-asian="11pt" style:language-asian="ru" style:country-asian="RU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.212cm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141cm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94cm" fo:margin-bottom="0.141cm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071cm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88cm" fo:margin-bottom="0.071cm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.071cm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847cm" fo:margin-bottom="0.212cm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635cm" fo:margin-bottom="0.141cm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1 Смена</meta:initial-creator>
    <dc:creator>1 Смена</dc:creator>
    <meta:editing-cycles>2</meta:editing-cycles>
    <meta:creation-date>2022-09-19T11:42:00</meta:creation-date>
    <dc:date>2022-09-19T11:42:00</dc:date>
    <meta:editing-duration>P0D</meta:editing-duration>
    <meta:generator>OpenOffice/4.1.10$Win32 OpenOffice.org_project/4110m2$Build-9807</meta:generator>
    <meta:document-statistic meta:table-count="0" meta:image-count="2" meta:object-count="0" meta:page-count="1" meta:paragraph-count="1" meta:word-count="0" meta:character-count="2"/>
    <meta:user-defined meta:name="AppVersion">15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